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264cm"/>
    </style:style>
    <style:style style:name="co2" style:family="table-column">
      <style:table-column-properties fo:break-before="auto" style:column-width="3.817cm"/>
    </style:style>
    <style:style style:name="co3" style:family="table-column">
      <style:table-column-properties fo:break-before="auto" style:column-width="4.0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147cm" fo:break-before="auto" style:use-optimal-row-height="fals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4.604cm" fo:break-before="auto" style:use-optimal-row-height="true"/>
    </style:style>
    <style:style style:name="ro4" style:family="table-row">
      <style:table-row-properties style:row-height="5.11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10117">
      <style:table-cell-properties fo:padding="0.071cm"/>
    </style:style>
    <style:style style:name="ce4" style:family="table-cell" style:parent-style-name="Default" style:data-style-name="N1011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49">
      <style:table-cell-properties fo:padding="0.071cm"/>
    </style:style>
    <style:style style:name="ce6" style:family="table-cell" style:parent-style-name="Default" style:data-style-name="N49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7" style:family="table-cell" style:parent-style-name="Default" style:data-style-name="N0">
      <style:table-cell-properties fo:padding="0.071cm"/>
    </style:style>
    <style:style style:name="ce15" style:family="table-cell" style:parent-style-name="Default" style:data-style-name="N99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gr1" style:family="graphic" style:parent-style-name="Default">
      <style:graphic-properties fo:background-color="#bbe33d"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" form:control-implementation="ooo:com.sun.star.form.component.CommandButton" xml:id="control1" form:id="control1" form:label="Export sidecar file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keydown" xlink:href="vnd.sun.star.script:ExportSidecars.py$save_column_a_to_text_files?language=Python&amp;location=user" xlink:type="simple"/>
                <script:event-listener script:language="ooo:script" script:event-name="dom:mousedown" xlink:href="vnd.sun.star.script:ExportSidecars.py$save_column_a_to_text_files?language=Python&amp;location=user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5.946cm" svg:height="0.884cm" svg:x="0.141cm" svg:y="0.124cm" draw:control="control1"/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4" table:default-cell-style-name="ce4"/>
        <table:table-column table:style-name="co4" table:default-cell-style-name="ce6"/>
        <table:table-column table:style-name="co4" table:default-cell-style-name="ce15"/>
        <table:table-row table:style-name="ro1">
          <table:table-cell table:number-columns-repeated="6"/>
          <table:table-cell table:style-name="ce1" table:number-columns-repeated="3"/>
        </table:table-row>
        <table:table-row table:style-name="ro2">
          <table:table-cell office:value-type="string" calcext:value-type="string">
            <text:p>EXIFTool args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Author</text:p>
          </table:table-cell>
          <table:table-cell office:value-type="string" calcext:value-type="string">
            <text:p>Keywords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teToText</text:p>
          </table:table-cell>
          <table:table-cell table:style-name="ce1" office:value-type="string" calcext:value-type="string">
            <text:p>InCopyright</text:p>
          </table:table-cell>
        </table:table-row>
        <table:table-row table:style-name="ro3">
          <table:table-cell table:style-name="ce2" table:formula="of:=CHAR(10)&amp;&quot;-E&quot;&amp;CHAR(10)&amp;&quot;-identifier=&quot;&amp;[.B3]&amp;CHAR(10)&amp;&quot;-title=&quot;&amp;[.C3]&amp;CHAR(10)&amp;&quot;-creator=&quot;&amp;SUBSTITUTE([.E3];&quot;;&quot;;CHAR(10)&amp;&quot;-creator+=&quot;)&amp;CHAR(10)&amp;&quot;-subject=&quot;&amp;SUBSTITUTE([.F3];&quot;;&quot;;CHAR(10)&amp;&quot;-subject+=&quot;)&amp;CHAR(10)&amp;&quot;-date=&quot;&amp;[.H3]&amp;CHAR(10)" office:value-type="string" office:string-value="&#10;-E&#10;-identifier=b1234567-00001&#10;-title=Book title1&#10;-creator=Wayne, Bruce&#10;-creator+=Kent, Clark&#10;-subject=stuff&#10;-subject+=nonsense&#10;-subject+=metadata&#10;-date=1824-03-30&#10;" calcext:value-type="string">
            <text:p/>
            <text:p>-E</text:p>
            <text:p>-identifier=b1234567-00001</text:p>
            <text:p>-title=Book title1</text:p>
            <text:p>-creator=Wayne, Bruce</text:p>
            <text:p>-creator+=Kent, Clark</text:p>
            <text:p>-subject=stuff</text:p>
            <text:p>-subject+=nonsense</text:p>
            <text:p>-subject+=metadata</text:p>
            <text:p>-date=1824-03-30</text:p>
            <text:p/>
          </table:table-cell>
          <table:table-cell table:style-name="ce2" office:value-type="string" calcext:value-type="string">
            <text:p>b1234567-00001</text:p>
          </table:table-cell>
          <table:table-cell table:style-name="ce2" office:value-type="string" calcext:value-type="string">
            <text:p>Book title1</text:p>
          </table:table-cell>
          <table:table-cell table:style-name="ce2"/>
          <table:table-cell table:style-name="ce2" office:value-type="string" calcext:value-type="string">
            <text:p>Wayne, Bruce;Kent, Clark</text:p>
          </table:table-cell>
          <table:table-cell table:style-name="ce2" office:value-type="string" calcext:value-type="string">
            <text:p>stuff;nonsense;metadata</text:p>
          </table:table-cell>
          <table:table-cell table:style-name="ce3" office:value-type="string" calcext:value-type="string">
            <text:p>30/03/1824</text:p>
          </table:table-cell>
          <table:table-cell table:style-name="ce5" table:formula="of:=TEXT([.G3];&quot;yyyy-mm-dd&quot;)" office:value-type="string" office:string-value="1824-03-30" calcext:value-type="string">
            <text:p>1824-03-30</text:p>
          </table:table-cell>
          <table:table-cell table:style-name="ce7" table:formula="of:=FALSE()" office:value-type="float" office:value="0" calcext:value-type="float">
            <text:p>0</text:p>
          </table:table-cell>
        </table:table-row>
        <table:table-row table:style-name="ro3">
          <table:table-cell table:style-name="ce2" table:formula="of:=CHAR(10)&amp;&quot;-E&quot;&amp;CHAR(10)&amp;&quot;-identifier=&quot;&amp;[.B4]&amp;CHAR(10)&amp;&quot;-title=&quot;&amp;[.C4]&amp;CHAR(10)&amp;&quot;-creator=&quot;&amp;SUBSTITUTE([.E4];&quot;;&quot;;CHAR(10)&amp;&quot;-creator+=&quot;)&amp;CHAR(10)&amp;&quot;-subject=&quot;&amp;SUBSTITUTE([.F4];&quot;;&quot;;CHAR(10)&amp;&quot;-subject+=&quot;)&amp;CHAR(10)&amp;&quot;-date=&quot;&amp;[.H4]&amp;CHAR(10)" office:value-type="string" office:string-value="&#10;-E&#10;-identifier=b1234567-00002&#10;-title=Book title2&#10;-creator=Wayne, Bruce&#10;-creator+=Kent, Clark&#10;-subject=stuff&#10;-subject+=nonsense&#10;-subject+=metadata&#10;-date=1924-04-08&#10;" calcext:value-type="string">
            <text:p/>
            <text:p>-E</text:p>
            <text:p>-identifier=b1234567-00002</text:p>
            <text:p>-title=Book title2</text:p>
            <text:p>-creator=Wayne, Bruce</text:p>
            <text:p>-creator+=Kent, Clark</text:p>
            <text:p>-subject=stuff</text:p>
            <text:p>-subject+=nonsense</text:p>
            <text:p>-subject+=metadata</text:p>
            <text:p>-date=1924-04-08</text:p>
            <text:p/>
          </table:table-cell>
          <table:table-cell table:style-name="ce2" office:value-type="string" calcext:value-type="string">
            <text:p>b1234567-00002</text:p>
          </table:table-cell>
          <table:table-cell table:style-name="ce2" office:value-type="string" calcext:value-type="string">
            <text:p>Book title2</text:p>
          </table:table-cell>
          <table:table-cell table:style-name="ce2"/>
          <table:table-cell table:style-name="ce2" office:value-type="string" calcext:value-type="string">
            <text:p>Wayne, Bruce;Kent, Clark</text:p>
          </table:table-cell>
          <table:table-cell table:style-name="ce2" office:value-type="string" calcext:value-type="string">
            <text:p>stuff;nonsense;metadata</text:p>
          </table:table-cell>
          <table:table-cell table:style-name="ce3" office:value-type="date" office:date-value="1924-04-08" calcext:value-type="date">
            <text:p>8/04/1924</text:p>
          </table:table-cell>
          <table:table-cell table:style-name="ce5" table:formula="of:=TEXT([.G4];&quot;yyyy-mm-dd&quot;)" office:value-type="string" office:string-value="1924-04-08" calcext:value-type="string">
            <text:p>1924-04-08</text:p>
          </table:table-cell>
          <table:table-cell table:style-name="ce7" table:formula="of:=FALSE()" office:value-type="float" office:value="0" calcext:value-type="float">
            <text:p>0</text:p>
          </table:table-cell>
        </table:table-row>
        <table:table-row table:style-name="ro4">
          <table:table-cell table:formula="of:=CHAR(10)&amp;&quot;-E&quot;&amp;CHAR(10)&amp;&quot;-identifier=&quot;&amp;[.B5]&amp;CHAR(10)&amp;&quot;-title=&quot;&amp;[.C5]&amp;CHAR(10)&amp;&quot;-creator=&quot;&amp;SUBSTITUTE([.E5];&quot;;&quot;;CHAR(10)&amp;&quot;-creator+=&quot;)&amp;CHAR(10)&amp;&quot;-subject=&quot;&amp;SUBSTITUTE([.F5];&quot;;&quot;;CHAR(10)&amp;&quot;-subject+=&quot;)&amp;CHAR(10)&amp;&quot;-date=&quot;&amp;[.H5]&amp;CHAR(10)" office:value-type="string" office:string-value="&#10;-E&#10;-identifier=b1234567-00012&#10;-title=國華 : 第1185號 = Kokka : no.1185&#10;-creator=Wayne, Bruce&#10;-creator+=Kent, Clark&#10;-subject=stuff&#10;-subject+=nonsense&#10;-subject+=metadata&#10;-date=1924-04-09&#10;" calcext:value-type="string">
            <text:p/>
            <text:p>-E</text:p>
            <text:p>-identifier=b1234567-00012</text:p>
            <text:p>-title=國華 : 第1185號 = Kokka : no.1185</text:p>
            <text:p>-creator=Wayne, Bruce</text:p>
            <text:p>-creator+=Kent, Clark</text:p>
            <text:p>-subject=stuff</text:p>
            <text:p>-subject+=nonsense</text:p>
            <text:p>-subject+=metadata</text:p>
            <text:p>-date=1924-04-09</text:p>
            <text:p/>
          </table:table-cell>
          <table:table-cell office:value-type="string" calcext:value-type="string">
            <text:p>b1234567-00012</text:p>
          </table:table-cell>
          <table:table-cell office:value-type="string" calcext:value-type="string">
            <text:p>國華 : 第1185號 = Kokka : no.1185</text:p>
          </table:table-cell>
          <table:table-cell/>
          <table:table-cell office:value-type="string" calcext:value-type="string">
            <text:p>Wayne, Bruce;Kent, Clark</text:p>
          </table:table-cell>
          <table:table-cell office:value-type="string" calcext:value-type="string">
            <text:p>stuff;nonsense;metadata</text:p>
          </table:table-cell>
          <table:table-cell office:value-type="date" office:date-value="1924-04-09" calcext:value-type="date">
            <text:p>9/04/1924</text:p>
          </table:table-cell>
          <table:table-cell table:formula="of:=TEXT([.G5];&quot;yyyy-mm-dd&quot;)" office:value-type="string" office:string-value="1924-04-09" calcext:value-type="string">
            <text:p>1924-04-09</text:p>
          </table:table-cell>
          <table:table-cell table:formula="of:=FALSE()" office:value-type="boolean" office:boolean-value="false" calcext:value-type="boolean">
            <text:p>FALSE</text:p>
          </table:table-cell>
        </table:table-row>
        <table:table-row table:style-name="ro4">
          <table:table-cell table:formula="of:=CHAR(10)&amp;&quot;-E&quot;&amp;CHAR(10)&amp;&quot;-identifier=&quot;&amp;[.B6]&amp;CHAR(10)&amp;&quot;-title=&quot;&amp;[.C6]&amp;CHAR(10)&amp;&quot;-creator=&quot;&amp;SUBSTITUTE([.E6];&quot;;&quot;;CHAR(10)&amp;&quot;-creator+=&quot;)&amp;CHAR(10)&amp;&quot;-subject=&quot;&amp;SUBSTITUTE([.F6];&quot;;&quot;;CHAR(10)&amp;&quot;-subject+=&quot;)&amp;CHAR(10)&amp;&quot;-date=&quot;&amp;[.H6]&amp;CHAR(10)" office:value-type="string" office:string-value="&#10;-E&#10;-identifier=b1234567-00013&#10;-title=國華 : 第1186號 = Kokka : no.1186&#10;-creator=Wayne, Bruce&#10;-creator+=Kent, Clark&#10;-subject=stuff&#10;-subject+=nonsense&#10;-subject+=metadata&#10;-date=1924-04-10&#10;" calcext:value-type="string">
            <text:p/>
            <text:p>-E</text:p>
            <text:p>-identifier=b1234567-00013</text:p>
            <text:p>-title=國華 : 第1186號 = Kokka : no.1186</text:p>
            <text:p>-creator=Wayne, Bruce</text:p>
            <text:p>-creator+=Kent, Clark</text:p>
            <text:p>-subject=stuff</text:p>
            <text:p>-subject+=nonsense</text:p>
            <text:p>-subject+=metadata</text:p>
            <text:p>-date=1924-04-10</text:p>
            <text:p/>
          </table:table-cell>
          <table:table-cell office:value-type="string" calcext:value-type="string">
            <text:p>b1234567-00013</text:p>
          </table:table-cell>
          <table:table-cell office:value-type="string" calcext:value-type="string">
            <text:p>國華 : 第1186號 = Kokka : no.1186</text:p>
          </table:table-cell>
          <table:table-cell/>
          <table:table-cell office:value-type="string" calcext:value-type="string">
            <text:p>Wayne, Bruce;Kent, Clark</text:p>
          </table:table-cell>
          <table:table-cell office:value-type="string" calcext:value-type="string">
            <text:p>stuff;nonsense;metadata</text:p>
          </table:table-cell>
          <table:table-cell office:value-type="date" office:date-value="1924-04-10" calcext:value-type="date">
            <text:p>10/04/1924</text:p>
          </table:table-cell>
          <table:table-cell table:formula="of:=TEXT([.G6];&quot;yyyy-mm-dd&quot;)" office:value-type="string" office:string-value="1924-04-10" calcext:value-type="string">
            <text:p>1924-04-10</text:p>
          </table:table-cell>
          <table:table-cell table:formula="of:=FALSE()" office:value-type="boolean" office:boolean-value="false" calcext:value-type="boolean">
            <text:p>FALSE</text:p>
          </table:table-cell>
        </table:table-row>
        <table:table-row table:style-name="ro4">
          <table:table-cell table:formula="of:=CHAR(10)&amp;&quot;-E&quot;&amp;CHAR(10)&amp;&quot;-identifier=&quot;&amp;[.B7]&amp;CHAR(10)&amp;&quot;-title=&quot;&amp;[.C7]&amp;CHAR(10)&amp;&quot;-creator=&quot;&amp;SUBSTITUTE([.E7];&quot;;&quot;;CHAR(10)&amp;&quot;-creator+=&quot;)&amp;CHAR(10)&amp;&quot;-subject=&quot;&amp;SUBSTITUTE([.F7];&quot;;&quot;;CHAR(10)&amp;&quot;-subject+=&quot;)&amp;CHAR(10)&amp;&quot;-date=&quot;&amp;[.H7]&amp;CHAR(10)" office:value-type="string" office:string-value="&#10;-E&#10;-identifier=b1234567-00014&#10;-title=國華 : 第1187號 = Kokka : no.1187&#10;-creator=Wayne, Bruce&#10;-creator+=Kent, Clark&#10;-subject=stuff&#10;-subject+=nonsense&#10;-subject+=metadata&#10;-date=1924-04-11&#10;" calcext:value-type="string">
            <text:p/>
            <text:p>-E</text:p>
            <text:p>-identifier=b1234567-00014</text:p>
            <text:p>-title=國華 : 第1187號 = Kokka : no.1187</text:p>
            <text:p>-creator=Wayne, Bruce</text:p>
            <text:p>-creator+=Kent, Clark</text:p>
            <text:p>-subject=stuff</text:p>
            <text:p>-subject+=nonsense</text:p>
            <text:p>-subject+=metadata</text:p>
            <text:p>-date=1924-04-11</text:p>
            <text:p/>
          </table:table-cell>
          <table:table-cell office:value-type="string" calcext:value-type="string">
            <text:p>b1234567-00014</text:p>
          </table:table-cell>
          <table:table-cell office:value-type="string" calcext:value-type="string">
            <text:p>國華 : 第1187號 = Kokka : no.1187</text:p>
          </table:table-cell>
          <table:table-cell/>
          <table:table-cell office:value-type="string" calcext:value-type="string">
            <text:p>Wayne, Bruce;Kent, Clark</text:p>
          </table:table-cell>
          <table:table-cell office:value-type="string" calcext:value-type="string">
            <text:p>stuff;nonsense;metadata</text:p>
          </table:table-cell>
          <table:table-cell office:value-type="date" office:date-value="1924-04-11" calcext:value-type="date">
            <text:p>11/04/1924</text:p>
          </table:table-cell>
          <table:table-cell table:formula="of:=TEXT([.G7];&quot;yyyy-mm-dd&quot;)" office:value-type="string" office:string-value="1924-04-11" calcext:value-type="string">
            <text:p>1924-04-11</text:p>
          </table:table-cell>
          <table:table-cell table:formula="of:=FALSE()" office:value-type="boolean" office:boolean-value="false" calcext:value-type="boolean">
            <text:p>FALSE</text:p>
          </table:table-cell>
        </table:table-row>
        <table:table-row table:style-name="ro4">
          <table:table-cell table:formula="of:=CHAR(10)&amp;&quot;-E&quot;&amp;CHAR(10)&amp;&quot;-identifier=&quot;&amp;[.B8]&amp;CHAR(10)&amp;&quot;-title=&quot;&amp;[.C8]&amp;CHAR(10)&amp;&quot;-creator=&quot;&amp;SUBSTITUTE([.E8];&quot;;&quot;;CHAR(10)&amp;&quot;-creator+=&quot;)&amp;CHAR(10)&amp;&quot;-subject=&quot;&amp;SUBSTITUTE([.F8];&quot;;&quot;;CHAR(10)&amp;&quot;-subject+=&quot;)&amp;CHAR(10)&amp;&quot;-date=&quot;&amp;[.H8]&amp;CHAR(10)" office:value-type="string" office:string-value="&#10;-E&#10;-identifier=b1234567-00015&#10;-title=國華 : 第1188號 = Kokka : no.1188&#10;-creator=Wayne, Bruce&#10;-creator+=Kent, Clark&#10;-subject=stuff&#10;-subject+=nonsense&#10;-subject+=metadata&#10;-date=1924-04-12&#10;" calcext:value-type="string">
            <text:p/>
            <text:p>-E</text:p>
            <text:p>-identifier=b1234567-00015</text:p>
            <text:p>-title=國華 : 第1188號 = Kokka : no.1188</text:p>
            <text:p>-creator=Wayne, Bruce</text:p>
            <text:p>-creator+=Kent, Clark</text:p>
            <text:p>-subject=stuff</text:p>
            <text:p>-subject+=nonsense</text:p>
            <text:p>-subject+=metadata</text:p>
            <text:p>-date=1924-04-12</text:p>
            <text:p/>
          </table:table-cell>
          <table:table-cell office:value-type="string" calcext:value-type="string">
            <text:p>b1234567-00015</text:p>
          </table:table-cell>
          <table:table-cell office:value-type="string" calcext:value-type="string">
            <text:p>國華 : 第1188號 = Kokka : no.1188</text:p>
          </table:table-cell>
          <table:table-cell/>
          <table:table-cell office:value-type="string" calcext:value-type="string">
            <text:p>Wayne, Bruce;Kent, Clark</text:p>
          </table:table-cell>
          <table:table-cell office:value-type="string" calcext:value-type="string">
            <text:p>stuff;nonsense;metadata</text:p>
          </table:table-cell>
          <table:table-cell office:value-type="date" office:date-value="1924-04-12" calcext:value-type="date">
            <text:p>12/04/1924</text:p>
          </table:table-cell>
          <table:table-cell table:formula="of:=TEXT([.G8];&quot;yyyy-mm-dd&quot;)" office:value-type="string" office:string-value="1924-04-12" calcext:value-type="string">
            <text:p>1924-04-12</text:p>
          </table:table-cell>
          <table:table-cell table:formula="of:=FALSE()" office:value-type="boolean" office:boolean-value="false" calcext:value-type="boolean">
            <text:p>FALSE</text:p>
          </table:table-cell>
        </table:table-row>
        <table:table-row table:style-name="ro4">
          <table:table-cell table:formula="of:=CHAR(10)&amp;&quot;-E&quot;&amp;CHAR(10)&amp;&quot;-identifier=&quot;&amp;[.B9]&amp;CHAR(10)&amp;&quot;-title=&quot;&amp;[.C9]&amp;CHAR(10)&amp;&quot;-creator=&quot;&amp;SUBSTITUTE([.E9];&quot;;&quot;;CHAR(10)&amp;&quot;-creator+=&quot;)&amp;CHAR(10)&amp;&quot;-subject=&quot;&amp;SUBSTITUTE([.F9];&quot;;&quot;;CHAR(10)&amp;&quot;-subject+=&quot;)&amp;CHAR(10)&amp;&quot;-date=&quot;&amp;[.H9]&amp;CHAR(10)" office:value-type="string" office:string-value="&#10;-E&#10;-identifier=b1234567-00016&#10;-title=國華 : 第1189號 = Kokka : no.1189&#10;-creator=Wayne, Bruce&#10;-creator+=Kent, Clark&#10;-subject=stuff&#10;-subject+=nonsense&#10;-subject+=metadata&#10;-date=1924-04-13&#10;" calcext:value-type="string">
            <text:p/>
            <text:p>-E</text:p>
            <text:p>-identifier=b1234567-00016</text:p>
            <text:p>-title=國華 : 第1189號 = Kokka : no.1189</text:p>
            <text:p>-creator=Wayne, Bruce</text:p>
            <text:p>-creator+=Kent, Clark</text:p>
            <text:p>-subject=stuff</text:p>
            <text:p>-subject+=nonsense</text:p>
            <text:p>-subject+=metadata</text:p>
            <text:p>-date=1924-04-13</text:p>
            <text:p/>
          </table:table-cell>
          <table:table-cell office:value-type="string" calcext:value-type="string">
            <text:p>b1234567-00016</text:p>
          </table:table-cell>
          <table:table-cell office:value-type="string" calcext:value-type="string">
            <text:p>國華 : 第1189號 = Kokka : no.1189</text:p>
          </table:table-cell>
          <table:table-cell/>
          <table:table-cell office:value-type="string" calcext:value-type="string">
            <text:p>Wayne, Bruce;Kent, Clark</text:p>
          </table:table-cell>
          <table:table-cell office:value-type="string" calcext:value-type="string">
            <text:p>stuff;nonsense;metadata</text:p>
          </table:table-cell>
          <table:table-cell office:value-type="date" office:date-value="1924-04-13" calcext:value-type="date">
            <text:p>13/04/1924</text:p>
          </table:table-cell>
          <table:table-cell table:formula="of:=TEXT([.G9];&quot;yyyy-mm-dd&quot;)" office:value-type="string" office:string-value="1924-04-13" calcext:value-type="string">
            <text:p>1924-04-13</text:p>
          </table:table-cell>
          <table:table-cell table:formula="of:=FALSE()" office:value-type="boolean" office:boolean-value="false" calcext:value-type="boolean">
            <text:p>FALSE</text:p>
          </table:table-cell>
        </table:table-row>
        <table:table-row table:style-name="ro4">
          <table:table-cell table:formula="of:=CHAR(10)&amp;&quot;-E&quot;&amp;CHAR(10)&amp;&quot;-identifier=&quot;&amp;[.B10]&amp;CHAR(10)&amp;&quot;-title=&quot;&amp;[.C10]&amp;CHAR(10)&amp;&quot;-creator=&quot;&amp;SUBSTITUTE([.E10];&quot;;&quot;;CHAR(10)&amp;&quot;-creator+=&quot;)&amp;CHAR(10)&amp;&quot;-subject=&quot;&amp;SUBSTITUTE([.F10];&quot;;&quot;;CHAR(10)&amp;&quot;-subject+=&quot;)&amp;CHAR(10)&amp;&quot;-date=&quot;&amp;[.H10]&amp;CHAR(10)" office:value-type="string" office:string-value="&#10;-E&#10;-identifier=b1234567-00017&#10;-title=國華 : 第1190號 = Kokka : no.1190&#10;-creator=Wayne, Bruce&#10;-creator+=Kent, Clark&#10;-subject=stuff&#10;-subject+=nonsense&#10;-subject+=metadata&#10;-date=1924-04-14&#10;" calcext:value-type="string">
            <text:p/>
            <text:p>-E</text:p>
            <text:p>-identifier=b1234567-00017</text:p>
            <text:p>-title=國華 : 第1190號 = Kokka : no.1190</text:p>
            <text:p>-creator=Wayne, Bruce</text:p>
            <text:p>-creator+=Kent, Clark</text:p>
            <text:p>-subject=stuff</text:p>
            <text:p>-subject+=nonsense</text:p>
            <text:p>-subject+=metadata</text:p>
            <text:p>-date=1924-04-14</text:p>
            <text:p/>
          </table:table-cell>
          <table:table-cell office:value-type="string" calcext:value-type="string">
            <text:p>b1234567-00017</text:p>
          </table:table-cell>
          <table:table-cell office:value-type="string" calcext:value-type="string">
            <text:p>國華 : 第1190號 = Kokka : no.1190</text:p>
          </table:table-cell>
          <table:table-cell/>
          <table:table-cell office:value-type="string" calcext:value-type="string">
            <text:p>Wayne, Bruce;Kent, Clark</text:p>
          </table:table-cell>
          <table:table-cell office:value-type="string" calcext:value-type="string">
            <text:p>stuff;nonsense;metadata</text:p>
          </table:table-cell>
          <table:table-cell office:value-type="date" office:date-value="1924-04-14" calcext:value-type="date">
            <text:p>14/04/1924</text:p>
          </table:table-cell>
          <table:table-cell table:formula="of:=TEXT([.G10];&quot;yyyy-mm-dd&quot;)" office:value-type="string" office:string-value="1924-04-14" calcext:value-type="string">
            <text:p>1924-04-14</text:p>
          </table:table-cell>
          <table:table-cell table:formula="of:=FALSE()" office:value-type="boolean" office:boolean-value="false" calcext:value-type="boolean">
            <text:p>FALSE</text:p>
          </table:table-cell>
        </table:table-row>
        <table:table-row table:style-name="ro4">
          <table:table-cell table:formula="of:=CHAR(10)&amp;&quot;-E&quot;&amp;CHAR(10)&amp;&quot;-identifier=&quot;&amp;[.B11]&amp;CHAR(10)&amp;&quot;-title=&quot;&amp;[.C11]&amp;CHAR(10)&amp;&quot;-creator=&quot;&amp;SUBSTITUTE([.E11];&quot;;&quot;;CHAR(10)&amp;&quot;-creator+=&quot;)&amp;CHAR(10)&amp;&quot;-subject=&quot;&amp;SUBSTITUTE([.F11];&quot;;&quot;;CHAR(10)&amp;&quot;-subject+=&quot;)&amp;CHAR(10)&amp;&quot;-date=&quot;&amp;[.H11]&amp;CHAR(10)" office:value-type="string" office:string-value="&#10;-E&#10;-identifier=b1234567-00018&#10;-title=國華 : 第1191號 = Kokka : no.1191&#10;-creator=Wayne, Bruce&#10;-creator+=Kent, Clark&#10;-subject=stuff&#10;-subject+=nonsense&#10;-subject+=metadata&#10;-date=1924-04-15&#10;" calcext:value-type="string">
            <text:p/>
            <text:p>-E</text:p>
            <text:p>-identifier=b1234567-00018</text:p>
            <text:p>-title=國華 : 第1191號 = Kokka : no.1191</text:p>
            <text:p>-creator=Wayne, Bruce</text:p>
            <text:p>-creator+=Kent, Clark</text:p>
            <text:p>-subject=stuff</text:p>
            <text:p>-subject+=nonsense</text:p>
            <text:p>-subject+=metadata</text:p>
            <text:p>-date=1924-04-15</text:p>
            <text:p/>
          </table:table-cell>
          <table:table-cell office:value-type="string" calcext:value-type="string">
            <text:p>b1234567-00018</text:p>
          </table:table-cell>
          <table:table-cell office:value-type="string" calcext:value-type="string">
            <text:p>國華 : 第1191號 = Kokka : no.1191</text:p>
          </table:table-cell>
          <table:table-cell/>
          <table:table-cell office:value-type="string" calcext:value-type="string">
            <text:p>Wayne, Bruce;Kent, Clark</text:p>
          </table:table-cell>
          <table:table-cell office:value-type="string" calcext:value-type="string">
            <text:p>stuff;nonsense;metadata</text:p>
          </table:table-cell>
          <table:table-cell office:value-type="date" office:date-value="1924-04-15" calcext:value-type="date">
            <text:p>15/04/1924</text:p>
          </table:table-cell>
          <table:table-cell table:formula="of:=TEXT([.G11];&quot;yyyy-mm-dd&quot;)" office:value-type="string" office:string-value="1924-04-15" calcext:value-type="string">
            <text:p>1924-04-15</text:p>
          </table:table-cell>
          <table:table-cell table:formula="of:=FALSE()"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8P0" style:volatile="true">
      <number:text>$</number:text>
      <number:number number:decimal-places="0" number:min-decimal-places="0" number:min-integer-digits="1" number:grouping="true"/>
    </number:number-style>
    <number:number-style style:name="N118">
      <number:text>-$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text>$</number:text>
      <number:number number:decimal-places="0" number:min-decimal-places="0" number:min-integer-digits="1" number:grouping="true"/>
    </number:number-style>
    <number:number-style style:name="N119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1P0" style:volatile="true">
      <number:text>$</number:text>
      <number:number number:decimal-places="2" number:min-decimal-places="2" number:min-integer-digits="1" number:grouping="true"/>
    </number:number-style>
    <number:number-style style:name="N121">
      <number:text>-$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>$</number:text>
      <number:number number:decimal-places="2" number:min-decimal-places="2" number:min-integer-digits="1" number:grouping="true"/>
    </number:number-style>
    <number:number-style style:name="N122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 _-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2" style:volatile="true">
      <number:text loext:blank-width-char="-"> $</number:text>
      <number:fill-character> </number:fill-character>
      <number:text>- _-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7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8" number:language="en" number:country="AU">
      <number:day/>
      <number:text>-</number:text>
      <number:month number:textual="true"/>
      <number:text>-</number:text>
      <number:year/>
    </number:date-style>
    <number:date-style style:name="N10119" number:language="en" number:country="AU">
      <number:day/>
      <number:text>-</number:text>
      <number:month number:textual="true"/>
    </number:date-style>
    <number:date-style style:name="N10120" number:language="en" number:country="AU">
      <number:month number:textual="true"/>
      <number:text>-</number:text>
      <number:year/>
    </number:date-style>
    <number:time-style style:name="N10121" number:language="en" number:country="AU">
      <number:hours/>
      <number:text>:</number:text>
      <number:minutes number:style="long"/>
      <number:text> </number:text>
      <number:am-pm/>
    </number:time-style>
    <number:time-style style:name="N1012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en" number:country="AU">
      <number:hours/>
      <number:text>:</number:text>
      <number:minutes number:style="long"/>
    </number:time-style>
    <number:time-style style:name="N1012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2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0">00/00/0000</text:date>, <text:time style:data-style-name="N2" text:time-value="20:43:12.9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etasdata" style:display-name="PageStyle_Metas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9T09:20:48.146977300</meta:creation-date>
    <dc:date>2025-05-30T21:15:47.949000000</dc:date>
    <meta:editing-duration>PT1H52M32S</meta:editing-duration>
    <meta:editing-cycles>6</meta:editing-cycles>
    <meta:generator>LibreOffice/24.8.6.2$Windows_X86_64 LibreOffice_project/6d98ba145e9a8a39fc57bcc76981d1fb1316c60c</meta:generator>
    <meta:document-statistic meta:table-count="1" meta:cell-count="80" meta:object-count="1"/>
  </office:meta>
</office:document-meta>
</file>